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t</text:p>
      <text:p text:style-name="P1">├── histoire</text:p>
      <text:p text:style-name="P1">│ <text:s text:c="2"/>├── histoire-quincaillerie.jpg</text:p>
      <text:p text:style-name="P1">│ <text:s text:c="2"/>└── index.md</text:p>
      <text:p text:style-name="P1">├── _index.md</text:p>
      <text:p text:style-name="P1">└── produits</text:p>
      <text:p text:style-name="P1"><text:s text:c="4"/>├── _index.md</text:p>
      <text:p text:style-name="P1"><text:s text:c="4"/>├── nettoyage</text:p>
      <text:p text:style-name="P1"><text:s text:c="4"/>│ <text:s text:c="2"/>├── bassine.jpg</text:p>
      <text:p text:style-name="P1"><text:s text:c="4"/>│ <text:s text:c="2"/>├── bassine.md</text:p>
      <text:p text:style-name="P1"><text:s text:c="4"/>│ <text:s text:c="2"/>├── _index.md</text:p>
      <text:p text:style-name="P1"><text:s text:c="4"/>│ <text:s text:c="2"/>├── lingette.md</text:p>
      <text:p text:style-name="P1"><text:s text:c="4"/>│ <text:s text:c="2"/>├── nettoyage.jpg</text:p>
      <text:p text:style-name="P1"><text:s text:c="4"/>│ <text:s text:c="2"/>├── seau-10-litres.jpg</text:p>
      <text:p text:style-name="P1"><text:s text:c="4"/>│ <text:s text:c="2"/>├── seau-10-litres.md</text:p>
      <text:p text:style-name="P1"><text:s text:c="4"/>│ <text:s text:c="2"/>├── seau-5-litres.jpg</text:p>
      <text:p text:style-name="P1"><text:s text:c="4"/>│ <text:s text:c="2"/>└── seau-5-litres.md</text:p>
      <text:p text:style-name="P1"><text:s text:c="4"/>├── peinture</text:p>
      <text:p text:style-name="P1"><text:s text:c="4"/>│ <text:s text:c="2"/>├── _index.md</text:p>
      <text:p text:style-name="P1"><text:s text:c="4"/>│ <text:s text:c="2"/>├── peinture-acrylique.jpg</text:p>
      <text:p text:style-name="P1"><text:s text:c="4"/>│ <text:s text:c="2"/>├── peinture-acrylique.md</text:p>
      <text:p text:style-name="P1"><text:s text:c="4"/>│ <text:s text:c="2"/>├── peinture-eau.jpg</text:p>
      <text:p text:style-name="P1"><text:s text:c="4"/>│ <text:s text:c="2"/>├── peinture-eau.md</text:p>
      <text:p text:style-name="P1"><text:s text:c="4"/>│ <text:s text:c="2"/>├── peinture.jpg</text:p>
      <text:p text:style-name="P1"><text:s text:c="4"/>│ <text:s text:c="2"/>├── pinceau-plat.jpg</text:p>
      <text:p text:style-name="P1"><text:s text:c="4"/>│ <text:s text:c="2"/>├── pinceau-plat.md</text:p>
      <text:p text:style-name="P1"><text:s text:c="4"/>│ <text:s text:c="2"/>├── pinceau-rond.jpg</text:p>
      <text:p text:style-name="P1"><text:s text:c="4"/>│ <text:s text:c="2"/>└── pinceau-rond.md</text:p>
      <text:p text:style-name="P1"><text:s text:c="4"/>├── produits.jpg</text:p>
      <text:p text:style-name="P1"><text:s text:c="4"/>└── visserie</text:p>
      <text:p text:style-name="P1"><text:s text:c="8"/>├── clou.jpg</text:p>
      <text:p text:style-name="P1"><text:s text:c="8"/>├── clou.md</text:p>
      <text:p text:style-name="P1"><text:s text:c="8"/>├── clou-tete-homme.jpg</text:p>
      <text:p text:style-name="P1"><text:s text:c="8"/>├── clou-tete-homme.md</text:p>
      <text:p text:style-name="P1"><text:s text:c="8"/>├── _index.md</text:p>
      <text:p text:style-name="P1"><text:s text:c="8"/>├── vis-bois.jpg</text:p>
      <text:p text:style-name="P1"><text:s text:c="8"/>├── vis-bois.md</text:p>
      <text:p text:style-name="P1"><text:s text:c="8"/>├── vis-metal.jpg</text:p>
      <text:p text:style-name="P1"><text:s text:c="8"/>├── vis-metal.md</text:p>
      <text:p text:style-name="P1"><text:s text:c="8"/>├── vis-perforante.jpg</text:p>
      <text:p text:style-name="P1"><text:s text:c="8"/>├── vis-perforante.md</text:p>
      <text:p text:style-name="P1"><text:s text:c="8"/>└── visserie.jp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22:36:35.078972644</meta:creation-date>
    <dc:date>2025-04-07T23:13:34.329269011</dc:date>
    <meta:editing-duration>PT26M34S</meta:editing-duration>
    <meta:editing-cycles>1</meta:editing-cycles>
    <meta:document-statistic meta:table-count="0" meta:image-count="0" meta:object-count="0" meta:page-count="1" meta:paragraph-count="42" meta:word-count="104" meta:character-count="987" meta:non-whitespace-character-count="691"/>
    <meta:generator>LibreOffice/24.2.7.2$Linux_X86_64 LibreOffice_project/420$Build-2</meta:generator>
  </office:meta>
</office:document-meta>
</file>